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A7000001D4B96CE2A0.jpg"/>
  <manifest:file-entry manifest:media-type="image/jpeg" manifest:full-path="Pictures/10000000000004A6000001CAF2F5108E.jpg"/>
  <manifest:file-entry manifest:media-type="image/png" manifest:full-path="Pictures/1000000000000412000001C8F6B6D6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7.311cm" svg:x="1cm" svg:y="4cm">
          <draw:image xlink:href="Pictures/10000000000004A6000001CAF2F5108E.jpg" xlink:type="simple" xlink:show="embed" xlink:actuate="onLoad">
            <text:p/>
          </draw:image>
        </draw:frame>
        <draw:frame draw:style-name="gr1" draw:text-style-name="P1" draw:layer="layout" svg:width="18.999cm" svg:height="7.465cm" svg:x="1.065cm" svg:y="12.424cm">
          <draw:image xlink:href="Pictures/10000000000004A7000001D4B96CE2A0.jpg" xlink:type="simple" xlink:show="embed" xlink:actuate="onLoad">
            <text:p/>
          </draw:image>
        </draw:frame>
        <draw:frame draw:style-name="gr1" draw:text-style-name="P1" draw:layer="layout" svg:width="18.999cm" svg:height="8.313cm" svg:x="1.001cm" svg:y="20.6cm">
          <draw:image xlink:href="Pictures/1000000000000412000001C8F6B6D6E0.png" xlink:type="simple" xlink:show="embed" xlink:actuate="onLoad">
            <text:p/>
          </draw:image>
        </draw:frame>
        <draw:frame draw:style-name="gr2" draw:layer="layout" svg:width="5.5cm" svg:height="0.963cm" svg:x="1.3cm" svg:y="3cm">
          <draw:text-box>
            <text:p>MCD</text:p>
          </draw:text-box>
        </draw:frame>
        <draw:frame draw:style-name="gr2" draw:layer="layout" svg:width="5.5cm" svg:height="0.963cm" svg:x="1cm" svg:y="11.5cm">
          <draw:text-box>
            <text:p>MLD</text:p>
          </draw:text-box>
        </draw:frame>
        <draw:frame draw:style-name="gr2" draw:layer="layout" svg:width="5.5cm" svg:height="0.963cm" svg:x="1.1cm" svg:y="19.9cm">
          <draw:text-box>
            <text:p>MPD</text:p>
          </draw:text-box>
        </draw:frame>
        <draw:frame draw:style-name="gr3" draw:layer="layout" svg:width="12.2cm" svg:height="1.4cm" svg:x="5.8cm" svg:y="1cm">
          <draw:text-box>
            <text:p>MODELE DE DONNE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2-11T08:45:08.78</dc:date>
    <meta:document-statistic meta:object-count="7"/>
    <meta:generator>OpenOffice/4.1.10$Win32 OpenOffice.org_project/4110m2$Build-9807</meta:generator>
  </office:meta>
</office:document-meta>
</file>